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744cm" style:rel-column-width="2773*"/>
    </style:style>
    <style:style style:name="Table1.B" style:family="table-column">
      <style:table-column-properties style:column-width="2.392cm" style:rel-column-width="8911*"/>
    </style:style>
    <style:style style:name="Table1.C" style:family="table-column">
      <style:table-column-properties style:column-width="3.29cm" style:rel-column-width="12256*"/>
    </style:style>
    <style:style style:name="Table1.D" style:family="table-column">
      <style:table-column-properties style:column-width="4.479cm" style:rel-column-width="16686*"/>
    </style:style>
    <style:style style:name="Table1.E" style:family="table-column">
      <style:table-column-properties style:column-width="6.685cm" style:rel-column-width="2490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8.004cm" fo:margin-left="0cm" fo:margin-right="-0.415cm" table:align="margins"/>
    </style:style>
    <style:style style:name="Table3.A" style:family="table-column">
      <style:table-column-properties style:column-width="0.736cm" style:rel-column-width="2677*"/>
    </style:style>
    <style:style style:name="Table3.B" style:family="table-column">
      <style:table-column-properties style:column-width="4.217cm" style:rel-column-width="15351*"/>
    </style:style>
    <style:style style:name="Table3.C" style:family="table-column">
      <style:table-column-properties style:column-width="4.784cm" style:rel-column-width="17412*"/>
    </style:style>
    <style:style style:name="Table3.D" style:family="table-column">
      <style:table-column-properties style:column-width="3.999cm" style:rel-column-width="14555*"/>
    </style:style>
    <style:style style:name="Table3.E" style:family="table-column">
      <style:table-column-properties style:column-width="4.269cm" style:rel-column-width="1554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004cm" fo:margin-left="0cm" fo:margin-right="-0.415cm" table:align="margins"/>
    </style:style>
    <style:style style:name="Table2.A" style:family="table-column">
      <style:table-column-properties style:column-width="0.76cm" style:rel-column-width="2767*"/>
    </style:style>
    <style:style style:name="Table2.B" style:family="table-column">
      <style:table-column-properties style:column-width="4.193cm" style:rel-column-width="15261*"/>
    </style:style>
    <style:style style:name="Table2.C" style:family="table-column">
      <style:table-column-properties style:column-width="4.784cm" style:rel-column-width="17412*"/>
    </style:style>
    <style:style style:name="Table2.D" style:family="table-column">
      <style:table-column-properties style:column-width="3.999cm" style:rel-column-width="14555*"/>
    </style:style>
    <style:style style:name="Table2.E" style:family="table-column">
      <style:table-column-properties style:column-width="4.269cm" style:rel-column-width="1554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004cm" fo:margin-left="0cm" fo:margin-right="-0.415cm" table:align="margins"/>
    </style:style>
    <style:style style:name="Table4.A" style:family="table-column">
      <style:table-column-properties style:column-width="0.76cm" style:rel-column-width="2767*"/>
    </style:style>
    <style:style style:name="Table4.B" style:family="table-column">
      <style:table-column-properties style:column-width="4.195cm" style:rel-column-width="15268*"/>
    </style:style>
    <style:style style:name="Table4.C" style:family="table-column">
      <style:table-column-properties style:column-width="4.784cm" style:rel-column-width="17412*"/>
    </style:style>
    <style:style style:name="Table4.D" style:family="table-column">
      <style:table-column-properties style:column-width="3.999cm" style:rel-column-width="14555*"/>
    </style:style>
    <style:style style:name="Table4.E" style:family="table-column">
      <style:table-column-properties style:column-width="4.267cm" style:rel-column-width="1553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908cm" style:rel-column-width="515*"/>
    </style:style>
    <style:style style:name="Table5.B" style:family="table-column">
      <style:table-column-properties style:column-width="8.266cm" style:rel-column-width="4686*"/>
    </style:style>
    <style:style style:name="Table5.C" style:family="table-column">
      <style:table-column-properties style:column-width="8.416cm" style:rel-column-width="4771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Pla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>Test Stage</text:p>
          </table:table-cell>
          <table:table-cell table:style-name="Table1.A1" office:value-type="string">
            <text:p text:style-name="P1">Area</text:p>
          </table:table-cell>
          <table:table-cell table:style-name="Table1.A1" office:value-type="string">
            <text:p text:style-name="P1">Objective</text:p>
          </table:table-cell>
          <table:table-cell table:style-name="Table1.E1" office:value-type="string">
            <text:p text:style-name="P1">Method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Model</text:p>
          </table:table-cell>
          <table:table-cell table:style-name="Table1.B2" office:value-type="string">
            <text:p text:style-name="Table_20_Contents">Test validity of objects created by XML converter.</text:p>
          </table:table-cell>
          <table:table-cell table:style-name="Table1.E2" office:value-type="string">
            <text:p text:style-name="Table_20_Contents">Black Box testing: Test harness that checks attributes of objects created against XML definitions. Test cases a-d test the converter on four different XML files.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View</text:p>
          </table:table-cell>
          <table:table-cell table:style-name="Table1.B2" office:value-type="string">
            <text:p text:style-name="Table_20_Contents">Test axes mapping algorithm.</text:p>
          </table:table-cell>
          <table:table-cell table:style-name="Table1.E2" office:value-type="string">
            <text:p text:style-name="Table_20_Contents">Black Box testing: test cases take the form of points on a simple graph.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View</text:p>
          </table:table-cell>
          <table:table-cell table:style-name="Table1.B2" office:value-type="string">
            <text:p text:style-name="Table_20_Contents">Test scale calculation algorithm.</text:p>
          </table:table-cell>
          <table:table-cell table:style-name="Table1.E2" office:value-type="string">
            <text:p text:style-name="Table_20_Contents">Black Box testing: test with different Dimensions (sizes of panel).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View</text:p>
          </table:table-cell>
          <table:table-cell table:style-name="Table1.B2" office:value-type="string">
            <text:p text:style-name="Table_20_Contents">Test correct images are selected for all possible designator digits.</text:p>
          </table:table-cell>
          <table:table-cell table:style-name="Table1.E2" office:value-type="string">
            <text:p text:style-name="Table_20_Contents">White Box testing (deriving test cases to drive algorithm down all code paths).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View</text:p>
          </table:table-cell>
          <table:table-cell table:style-name="Table1.B2" office:value-type="string">
            <text:p text:style-name="Table_20_Contents">Test parallel runway detection algorithm.</text:p>
          </table:table-cell>
          <table:table-cell table:style-name="Table1.E2" office:value-type="string">
            <text:p text:style-name="Table_20_Contents">Black Box testing: for groups of 1,2,3 and 4 parallel runways and for 1,2 and 3 groups. Also tested for different orientations.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View</text:p>
          </table:table-cell>
          <table:table-cell table:style-name="Table1.B2" office:value-type="string">
            <text:p text:style-name="Table_20_Contents">Test runway drawing.</text:p>
          </table:table-cell>
          <table:table-cell table:style-name="Table1.E2" office:value-type="string">
            <text:p text:style-name="Table_20_Contents">Black Box testing: test cases will be synthesized runway objects that test each attribute is drawn correctly. (A control runway is also drawn to see the changes for each test)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View</text:p>
          </table:table-cell>
          <table:table-cell table:style-name="Table1.B2" office:value-type="string">
            <text:p text:style-name="Table_20_Contents">Test taxiway drawing.</text:p>
          </table:table-cell>
          <table:table-cell table:style-name="Table1.E2" office:value-type="string">
            <text:p text:style-name="Table_20_Contents">Black Box testing: test cases involve TaxiwayJoins being at different angles to each other.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Controller</text:p>
          </table:table-cell>
          <table:table-cell table:style-name="Table1.B2" office:value-type="string">
            <text:p text:style-name="Table_20_Contents">Test that all GUI components appear correctly.</text:p>
          </table:table-cell>
          <table:table-cell table:style-name="Table1.E2" office:value-type="string">
            <text:p text:style-name="Table_20_Contents">Black Box testing: test cases will involve resizing the window.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Controller</text:p>
          </table:table-cell>
          <table:table-cell table:style-name="Table1.B2" office:value-type="string">
            <text:p text:style-name="Table_20_Contents">Test zooming.</text:p>
          </table:table-cell>
          <table:table-cell table:style-name="Table1.E2" office:value-type="string">
            <text:p text:style-name="Table_20_Contents">Black Box testing: test cases will include differing amounts of keyboard presses/mouse wheel rolls.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Unit</text:p>
          </table:table-cell>
          <table:table-cell table:style-name="Table1.B2" office:value-type="string">
            <text:p text:style-name="Table_20_Contents">Controller</text:p>
          </table:table-cell>
          <table:table-cell table:style-name="Table1.B2" office:value-type="string">
            <text:p text:style-name="Table_20_Contents">Test panning.</text:p>
          </table:table-cell>
          <table:table-cell table:style-name="Table1.E2" office:value-type="string">
            <text:p text:style-name="Table_20_Contents">Black Box testing, with keyboard presses and use of scroll bar.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string">
            <text:p text:style-name="Table_20_Contents">Integration</text:p>
          </table:table-cell>
          <table:table-cell table:style-name="Table1.B2" office:value-type="string">
            <text:p text:style-name="Table_20_Contents">Model/View</text:p>
          </table:table-cell>
          <table:table-cell table:style-name="Table1.B2" office:value-type="string">
            <text:p text:style-name="Table_20_Contents">Test integration of XML converter, boundary calculation, axes mapping and scaling algorithms.</text:p>
          </table:table-cell>
          <table:table-cell table:style-name="Table1.E2" office:value-type="string">
            <text:p text:style-name="Table_20_Contents">Black Box testing: Test harness that will draw a simple airport loaded from file. Test cases will involve loading in multiple airports and resizing the window.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B2" office:value-type="string">
            <text:p text:style-name="Table_20_Contents">Integration</text:p>
          </table:table-cell>
          <table:table-cell table:style-name="Table1.B2" office:value-type="string">
            <text:p text:style-name="Table_20_Contents">View</text:p>
          </table:table-cell>
          <table:table-cell table:style-name="Table1.B2" office:value-type="string">
            <text:p text:style-name="Table_20_Contents">Test that each runway marking and light appears correctly.</text:p>
          </table:table-cell>
          <table:table-cell table:style-name="Table1.E2" office:value-type="string">
            <text:p text:style-name="Table_20_Contents">White Box testing: Test that markings and lightings appear in the correct position relative to the runway and <text:soft-page-break/>the approach direction.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B2" office:value-type="string">
            <text:p text:style-name="Table_20_Contents">Integration</text:p>
          </table:table-cell>
          <table:table-cell table:style-name="Table1.B2" office:value-type="string">
            <text:p text:style-name="Table_20_Contents">View/Controller</text:p>
          </table:table-cell>
          <table:table-cell table:style-name="Table1.B2" office:value-type="string">
            <text:p text:style-name="Table_20_Contents">Test that the airport 2D plan view appears correctly in the GUI.</text:p>
          </table:table-cell>
          <table:table-cell table:style-name="Table1.E2" office:value-type="string">
            <text:p text:style-name="Table_20_Contents">Test cases to include resizing GUI window.</text:p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table:style-name="Table1.B2" office:value-type="string">
            <text:p text:style-name="Table_20_Contents">Integration</text:p>
          </table:table-cell>
          <table:table-cell table:style-name="Table1.B2" office:value-type="string">
            <text:p text:style-name="Table_20_Contents">View/Controller</text:p>
          </table:table-cell>
          <table:table-cell table:style-name="Table1.B2" office:value-type="string">
            <text:p text:style-name="Table_20_Contents">Test that zooming works correctly with View.</text:p>
          </table:table-cell>
          <table:table-cell table:style-name="Table1.E2" office:value-type="string">
            <text:p text:style-name="Table_20_Contents">Test that zooming updates scroll bars and works correctly with scaling algorithm.</text:p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B2" office:value-type="string">
            <text:p text:style-name="Table_20_Contents">System</text:p>
          </table:table-cell>
          <table:table-cell table:style-name="Table1.B2" office:value-type="string">
            <text:p text:style-name="Table_20_Contents">View</text:p>
          </table:table-cell>
          <table:table-cell table:style-name="Table1.B2" office:value-type="string">
            <text:p text:style-name="Table_20_Contents">Test runway markings display correctly on 2D plan view.</text:p>
          </table:table-cell>
          <table:table-cell table:style-name="Table1.E2" office:value-type="string">
            <text:p text:style-name="Table_20_Contents">Observe drawing of all individual runway markings for all categories and check against CAP637/168.</text:p>
          </table:table-cell>
        </table:table-row>
        <table:table-row>
          <table:table-cell table:style-name="Table1.A2" office:value-type="float" office:value="16">
            <text:p text:style-name="Table_20_Contents">16</text:p>
          </table:table-cell>
          <table:table-cell table:style-name="Table1.B2" office:value-type="string">
            <text:p text:style-name="Table_20_Contents">System</text:p>
          </table:table-cell>
          <table:table-cell table:style-name="Table1.B2" office:value-type="string">
            <text:p text:style-name="Table_20_Contents">View</text:p>
          </table:table-cell>
          <table:table-cell table:style-name="Table1.B2" office:value-type="string">
            <text:p text:style-name="Table_20_Contents">Test runway lights display correctly on 2D plan view.</text:p>
          </table:table-cell>
          <table:table-cell table:style-name="Table1.E2" office:value-type="string">
            <text:p text:style-name="Table_20_Contents">Observe drawing of all individual groups of runway lights for all categories and check against CAP637/168.</text:p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table:style-name="Table1.B2" office:value-type="string">
            <text:p text:style-name="Table_20_Contents">System</text:p>
          </table:table-cell>
          <table:table-cell table:style-name="Table1.B2" office:value-type="string">
            <text:p text:style-name="Table_20_Contents">All</text:p>
          </table:table-cell>
          <table:table-cell table:style-name="Table1.B2" office:value-type="string">
            <text:p text:style-name="Table_20_Contents">Test changing of categorisation.</text:p>
          </table:table-cell>
          <table:table-cell table:style-name="Table1.E2" office:value-type="string">
            <text:p text:style-name="Table_20_Contents">Observe the changes in runway markings/lights when categorisation is changed.</text:p>
          </table:table-cell>
        </table:table-row>
        <table:table-row>
          <table:table-cell table:style-name="Table1.A2" office:value-type="float" office:value="18">
            <text:p text:style-name="Table_20_Contents">18</text:p>
          </table:table-cell>
          <table:table-cell table:style-name="Table1.B2" office:value-type="string">
            <text:p text:style-name="Table_20_Contents">System</text:p>
          </table:table-cell>
          <table:table-cell table:style-name="Table1.B2" office:value-type="string">
            <text:p text:style-name="Table_20_Contents">All</text:p>
          </table:table-cell>
          <table:table-cell table:style-name="Table1.B2" office:value-type="string">
            <text:p text:style-name="Table_20_Contents">Test changing of approach direction.</text:p>
          </table:table-cell>
          <table:table-cell table:style-name="Table1.E2" office:value-type="string">
            <text:p text:style-name="Table_20_Contents">Observe the changes in runway markings/lights when approach direction is changed.</text:p>
          </table:table-cell>
        </table:table-row>
        <table:table-row>
          <table:table-cell table:style-name="Table1.A2" office:value-type="float" office:value="19">
            <text:p text:style-name="Table_20_Contents">19</text:p>
          </table:table-cell>
          <table:table-cell table:style-name="Table1.B2" office:value-type="string">
            <text:p text:style-name="Table_20_Contents">System</text:p>
          </table:table-cell>
          <table:table-cell table:style-name="Table1.B2" office:value-type="string">
            <text:p text:style-name="Table_20_Contents">All</text:p>
          </table:table-cell>
          <table:table-cell table:style-name="Table1.B2" office:value-type="string">
            <text:p text:style-name="Table_20_Contents">Test changing between day and night view.</text:p>
          </table:table-cell>
          <table:table-cell table:style-name="Table1.E2" office:value-type="string">
            <text:p text:style-name="Table_20_Contents">Observe the changes in the View when day/night setting is changed.</text:p>
          </table:table-cell>
        </table:table-row>
        <table:table-row>
          <table:table-cell table:style-name="Table1.A2" office:value-type="float" office:value="20">
            <text:p text:style-name="Table_20_Contents">20</text:p>
          </table:table-cell>
          <table:table-cell table:style-name="Table1.B2" office:value-type="string">
            <text:p text:style-name="Table_20_Contents">User Acceptance</text:p>
          </table:table-cell>
          <table:table-cell table:style-name="Table1.B2" office:value-type="string">
            <text:p text:style-name="Table_20_Contents">All</text:p>
          </table:table-cell>
          <table:table-cell table:style-name="Table1.B2" office:value-type="string">
            <text:p text:style-name="Table_20_Contents">Demonstrate how each requirement has been fulfilled.</text:p>
          </table:table-cell>
          <table:table-cell table:style-name="Table1.E2" office:value-type="string">
            <text:p text:style-name="Table_20_Contents">Demonstration to client.</text:p>
          </table:table-cell>
        </table:table-row>
      </table:table>
      <text:h text:style-name="Heading_20_2" text:outline-level="2">Notes:</text:h>
      <text:list xml:id="list138585363" text:style-name="L1">
        <text:list-item>
          <text:p text:style-name="P2">In some cases where Black Box testing was used, JUnit test drivers were utilised to make this process quicker.</text:p>
        </text:list-item>
        <text:list-item>
          <text:p text:style-name="P2">Some of the tests on the smaller modules (such as the smaller individual methods/functions) were omitted from this report for clarity. These modules were generally verified by inspection.</text:p>
        </text:list-item>
      </text:list>
      <text:h text:style-name="Heading_20_1" text:outline-level="1">Test Report</text:h>
      <text:h text:style-name="Heading_20_2" text:outline-level="2">Unit Test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ID</text:p>
          </table:table-cell>
          <table:table-cell table:style-name="Table3.A1" office:value-type="string">
            <text:p text:style-name="P1">Test Cases</text:p>
          </table:table-cell>
          <table:table-cell table:style-name="Table3.A1" office:value-type="string">
            <text:p text:style-name="P1">Expected Result</text:p>
          </table:table-cell>
          <table:table-cell table:style-name="Table3.A1" office:value-type="string">
            <text:p text:style-name="P1">Passed? (What was wrong otherwise)</text:p>
          </table:table-cell>
          <table:table-cell table:style-name="Table3.E1" office:value-type="string">
            <text:p text:style-name="P1">Measures taken to fix bug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B2" office:value-type="string">
            <text:p text:style-name="Table_20_Contents">ultra-simple.xml</text:p>
            <text:p text:style-name="Table_20_Contents">simple.xml</text:p>
            <text:p text:style-name="Table_20_Contents">standard.xml</text:p>
            <text:p text:style-name="Table_20_Contents">complex.xml</text:p>
          </table:table-cell>
          <table:table-cell table:style-name="Table3.B2" office:value-type="string">
            <text:p text:style-name="Table_20_Contents">All XML attributes match object attributes.</text:p>
          </table:table-cell>
          <table:table-cell table:style-name="Table3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</table:table-cell>
          <table:table-cell table:style-name="Table3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  <text:soft-page-break/>
        <table:table-row>
          <table:table-cell table:style-name="Table3.A2" office:value-type="float" office:value="2">
            <text:p text:style-name="Table_20_Contents">2</text:p>
          </table:table-cell>
          <table:table-cell table:style-name="Table3.B2" office:value-type="string">
            <text:p text:style-name="Table_20_Contents">(0,0)</text:p>
            <text:p text:style-name="Table_20_Contents">(5,5)</text:p>
            <text:p text:style-name="Table_20_Contents">(-5,5)</text:p>
            <text:p text:style-name="Table_20_Contents">(5,-5)</text:p>
            <text:p text:style-name="Table_20_Contents">(-5,-5)</text:p>
            <text:p text:style-name="Table_20_Contents">(-100,100)</text:p>
          </table:table-cell>
          <table:table-cell table:style-name="Table3.B2" office:value-type="string">
            <text:p text:style-name="Table_20_Contents">(5,5)</text:p>
            <text:p text:style-name="Table_20_Contents">(10,0)</text:p>
            <text:p text:style-name="Table_20_Contents">(0,0)</text:p>
            <text:p text:style-name="Table_20_Contents">(10,10)</text:p>
            <text:p text:style-name="Table_20_Contents">(0,10)</text:p>
            <text:p text:style-name="Table_20_Contents">error</text:p>
          </table:table-cell>
          <table:table-cell table:style-name="Table3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Fail – no error given.</text:p>
          </table:table-cell>
          <table:table-cell table:style-name="Table3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Editing original code to check co-ordinates were inside the boundaries. (Edit – had to reverse this change, because it was causing trouble when the axes were rotated to draw runways.)</text:p>
          </table:table-cell>
        </table:table-row>
        <table:table-row>
          <table:table-cell table:style-name="Table3.A2" office:value-type="float" office:value="3">
            <text:p text:style-name="Table_20_Contents">3</text:p>
          </table:table-cell>
          <table:table-cell table:style-name="Table3.B2" office:value-type="string">
            <text:p text:style-name="Table_20_Contents">0x0</text:p>
            <text:p text:style-name="Table_20_Contents">0x100</text:p>
            <text:p text:style-name="Table_20_Contents">100x0</text:p>
            <text:p text:style-name="Table_20_Contents">100x100</text:p>
            <text:p text:style-name="Table_20_Contents">50x100</text:p>
            <text:p text:style-name="Table_20_Contents">100x50</text:p>
          </table:table-cell>
          <table:table-cell table:style-name="Table3.B2" office:value-type="string">
            <text:p text:style-name="Table_20_Contents">0</text:p>
            <text:p text:style-name="Table_20_Contents">0</text:p>
            <text:p text:style-name="Table_20_Contents">0</text:p>
            <text:p text:style-name="Table_20_Contents">10</text:p>
            <text:p text:style-name="Table_20_Contents">5</text:p>
            <text:p text:style-name="Table_20_Contents">5</text:p>
          </table:table-cell>
          <table:table-cell table:style-name="Table3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</table:table-cell>
          <table:table-cell table:style-name="Table3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  <table:table-row>
          <table:table-cell table:style-name="Table3.A2" office:value-type="float" office:value="4">
            <text:p text:style-name="Table_20_Contents">4</text:p>
          </table:table-cell>
          <table:table-cell table:style-name="Table3.B2" office:value-type="string">
            <text:p text:style-name="Table_20_Contents">0-9</text:p>
            <text:p text:style-name="Table_20_Contents">L,C,R</text:p>
          </table:table-cell>
          <table:table-cell table:style-name="Table3.B2" office:value-type="string">
            <text:p text:style-name="Table_20_Contents">0-9.png</text:p>
            <text:p text:style-name="Table_20_Contents">l,c,r.png</text:p>
          </table:table-cell>
          <table:table-cell table:style-name="Table3.B2" office:value-type="string">
            <text:p text:style-name="Table_20_Contents">Pass</text:p>
            <text:p text:style-name="Table_20_Contents">Pass</text:p>
          </table:table-cell>
          <table:table-cell table:style-name="Table3.E2" office:value-type="string">
            <text:p text:style-name="Table_20_Contents">-</text:p>
            <text:p text:style-name="Table_20_Contents">-</text:p>
          </table:table-cell>
        </table:table-row>
        <table:table-row>
          <table:table-cell table:style-name="Table3.A2" office:value-type="float" office:value="5">
            <text:p text:style-name="Table_20_Contents">5</text:p>
          </table:table-cell>
          <table:table-cell table:style-name="Table3.B2" office:value-type="string">
            <text:p text:style-name="Table_20_Contents">Single runway</text:p>
            <text:p text:style-name="Table_20_Contents">1 group of 2</text:p>
            <text:p text:style-name="Table_20_Contents">1 group of 3</text:p>
            <text:p text:style-name="Table_20_Contents">1 group of 4</text:p>
            <text:p text:style-name="Table_20_Contents">2 groups of 2</text:p>
            <text:p text:style-name="Table_20_Contents">2 groups of 3</text:p>
            <text:p text:style-name="Table_20_Contents">3 groups of 2</text:p>
            <text:p text:style-name="Table_20_Contents">3 groups of 3</text:p>
          </table:table-cell>
          <table:table-cell table:style-name="Table3.B2" office:value-type="string">
            <text:p text:style-name="Table_20_Contents">No groups</text:p>
            <text:p text:style-name="Table_20_Contents">Correct amount of groups with correct runway objects within.</text:p>
            <text:p text:style-name="Table_20_Contents">More than three runways should return an error.</text:p>
          </table:table-cell>
          <table:table-cell table:style-name="Table3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Fail – no error given.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</table:table-cell>
          <table:table-cell table:style-name="Table3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Check for groups &gt; 4.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  <table:table-row>
          <table:table-cell table:style-name="Table3.A2" office:value-type="float" office:value="6">
            <text:p text:style-name="Table_20_Contents">6</text:p>
          </table:table-cell>
          <table:table-cell table:style-name="Table3.B2" office:value-type="string">
            <text:p text:style-name="Table_20_Contents">Null</text:p>
            <text:p text:style-name="Table_20_Contents">X position – left</text:p>
            <text:p text:style-name="Table_20_Contents">X position - right</text:p>
            <text:p text:style-name="Table_20_Contents">Y position – up</text:p>
            <text:p text:style-name="Table_20_Contents">Y position - down</text:p>
            <text:p text:style-name="Table_20_Contents">Orientation &lt; 180</text:p>
            <text:p text:style-name="Table_20_Contents">Orientation &gt; 180</text:p>
            <text:p text:style-name="Table_20_Contents">Width</text:p>
            <text:p text:style-name="Table_20_Contents">Height</text:p>
            <text:p text:style-name="Table_20_Contents">TopExtension</text:p>
            <text:p text:style-name="Table_20_Contents">-width</text:p>
            <text:p text:style-name="Table_20_Contents">-height</text:p>
            <text:p text:style-name="Table_20_Contents">BottomExtension</text:p>
            <text:p text:style-name="Table_20_Contents">-width</text:p>
            <text:p text:style-name="Table_20_Contents">-height</text:p>
          </table:table-cell>
          <table:table-cell table:style-name="Table3.B2" office:value-type="string">
            <text:p text:style-name="Table_20_Contents">No runway drawn;</text:p>
            <text:p text:style-name="Table_20_Contents">translated to left;</text:p>
            <text:p text:style-name="Table_20_Contents">translated to right;</text:p>
            <text:p text:style-name="Table_20_Contents">translated up;</text:p>
            <text:p text:style-name="Table_20_Contents">translated down;</text:p>
            <text:p text:style-name="Table_20_Contents">rotated by angle;</text:p>
            <text:p text:style-name="Table_20_Contents">rotated by angle;</text:p>
            <text:p text:style-name="Table_20_Contents">width changes;</text:p>
            <text:p text:style-name="Table_20_Contents">height changes;</text:p>
            <text:p text:style-name="Table_20_Contents"/>
            <text:p text:style-name="Table_20_Contents">width changes;</text:p>
            <text:p text:style-name="Table_20_Contents">height changes;</text:p>
            <text:p text:style-name="Table_20_Contents"/>
            <text:p text:style-name="Table_20_Contents">width changes;</text:p>
            <text:p text:style-name="Table_20_Contents">height changes;</text:p>
          </table:table-cell>
          <table:table-cell table:style-name="Table3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/>
            <text:p text:style-name="Table_20_Contents">Pass </text:p>
            <text:p text:style-name="Table_20_Contents">Pass</text:p>
            <text:p text:style-name="Table_20_Contents"/>
            <text:p text:style-name="Table_20_Contents">Pass</text:p>
            <text:p text:style-name="Table_20_Contents">Pass</text:p>
          </table:table-cell>
          <table:table-cell table:style-name="Table3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/>
            <text:p text:style-name="Table_20_Contents">-</text:p>
            <text:p text:style-name="Table_20_Contents">-</text:p>
            <text:p text:style-name="Table_20_Contents"/>
            <text:p text:style-name="Table_20_Contents">-</text:p>
            <text:p text:style-name="Table_20_Contents">-</text:p>
          </table:table-cell>
        </table:table-row>
        <table:table-row>
          <table:table-cell table:style-name="Table3.A2" office:value-type="float" office:value="7">
            <text:p text:style-name="Table_20_Contents">7</text:p>
          </table:table-cell>
          <table:table-cell table:style-name="Table3.B2" office:value-type="string">
            <text:p text:style-name="Table_20_Contents">Null</text:p>
            <text:p text:style-name="Table_20_Contents"><text:soft-page-break/>0 &gt;= angle &gt;= 90</text:p>
            <text:p text:style-name="Table_20_Contents">90 &gt;= angle &gt;= 180</text:p>
            <text:p text:style-name="Table_20_Contents">180 &gt;= angle &gt;= 270</text:p>
            <text:p text:style-name="Table_20_Contents">270 &gt;= angle &gt;= 360</text:p>
            <text:p text:style-name="Table_20_Contents">width</text:p>
            <text:p text:style-name="Table_20_Contents"/>
          </table:table-cell>
          <table:table-cell table:style-name="Table3.B2" office:value-type="string">
            <text:p text:style-name="Table_20_Contents">No taxiway drawn;</text:p>
            <text:p text:style-name="Table_20_Contents"><text:soft-page-break/>Taxiway drawn at correct angle;</text:p>
            <text:p text:style-name="Table_20_Contents"/>
            <text:p text:style-name="Table_20_Contents"/>
            <text:p text:style-name="Table_20_Contents">Width changes;</text:p>
          </table:table-cell>
          <table:table-cell table:style-name="Table3.B2" office:value-type="string">
            <text:p text:style-name="Table_20_Contents">Pass</text:p>
            <text:p text:style-name="Table_20_Contents"><text:soft-page-break/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</table:table-cell>
          <table:table-cell table:style-name="Table3.E2" office:value-type="string">
            <text:p text:style-name="Table_20_Contents">-</text:p>
            <text:p text:style-name="Table_20_Contents"><text:soft-page-break/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  <table:table-row>
          <table:table-cell table:style-name="Table3.A2" office:value-type="float" office:value="9">
            <text:p text:style-name="Table_20_Contents">9</text:p>
          </table:table-cell>
          <table:table-cell table:style-name="Table3.B2" office:value-type="string">
            <text:p text:style-name="Table_20_Contents">Mouse wheel forward</text:p>
            <text:p text:style-name="Table_20_Contents">Mouse wheel back</text:p>
            <text:p text:style-name="Table_20_Contents">Keyboard +</text:p>
            <text:p text:style-name="Table_20_Contents">Keyboard -</text:p>
          </table:table-cell>
          <table:table-cell table:style-name="Table3.B2" office:value-type="string">
            <text:p text:style-name="Table_20_Contents">Scale variable changes appropriately.</text:p>
          </table:table-cell>
          <table:table-cell table:style-name="Table3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</table:table-cell>
          <table:table-cell table:style-name="Table3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  <table:table-row>
          <table:table-cell table:style-name="Table3.A2" office:value-type="float" office:value="10">
            <text:p text:style-name="Table_20_Contents">10</text:p>
          </table:table-cell>
          <table:table-cell table:style-name="Table3.B2" office:value-type="string">
            <text:p text:style-name="Table_20_Contents">Keyboard left</text:p>
            <text:p text:style-name="Table_20_Contents">Keyboard right</text:p>
            <text:p text:style-name="Table_20_Contents">Keyboard up</text:p>
            <text:p text:style-name="Table_20_Contents">Keyboard down</text:p>
            <text:p text:style-name="Table_20_Contents">Mouse drag left</text:p>
            <text:p text:style-name="Table_20_Contents">Mouse drag right</text:p>
            <text:p text:style-name="Table_20_Contents">Mouse drag up</text:p>
            <text:p text:style-name="Table_20_Contents">Mouse drag down</text:p>
          </table:table-cell>
          <table:table-cell table:style-name="Table3.B2" office:value-type="string">
            <text:p text:style-name="Table_20_Contents">Move viewport left</text:p>
            <text:p text:style-name="Table_20_Contents">Move viewport right</text:p>
            <text:p text:style-name="Table_20_Contents">Move viewport up</text:p>
            <text:p text:style-name="Table_20_Contents">Move viewport down</text:p>
            <text:p text:style-name="Table_20_Contents">Move viewport right</text:p>
            <text:p text:style-name="Table_20_Contents">Move viewport left</text:p>
            <text:p text:style-name="Table_20_Contents">Move viewport down</text:p>
            <text:p text:style-name="Table_20_Contents">Move viewport up</text:p>
          </table:table-cell>
          <table:table-cell table:style-name="Table3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</table:table-cell>
          <table:table-cell table:style-name="Table3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</table:table>
      <text:p text:style-name="Standard"/>
      <text:list xml:id="list913359166" text:style-name="L2">
        <text:list-item>
          <text:p text:style-name="P5">Test 8 was impossible at this stage, since the GUI is not completely finished yet.</text:p>
        </text:list-item>
      </text:list>
      <text:h text:style-name="Heading_20_2" text:outline-level="2">Integration Tes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ID</text:p>
          </table:table-cell>
          <table:table-cell table:style-name="Table2.A1" office:value-type="string">
            <text:p text:style-name="P1">Test Cases</text:p>
          </table:table-cell>
          <table:table-cell table:style-name="Table2.A1" office:value-type="string">
            <text:p text:style-name="P1">Expected Result</text:p>
          </table:table-cell>
          <table:table-cell table:style-name="Table2.A1" office:value-type="string">
            <text:p text:style-name="P1">Passed? (What was wrong otherwise)</text:p>
          </table:table-cell>
          <table:table-cell table:style-name="Table2.E1" office:value-type="string">
            <text:p text:style-name="P1">Measures taken to fix bug</text:p>
          </table:table-cell>
        </table:table-row>
        <table:table-row>
          <table:table-cell table:style-name="Table2.A2" office:value-type="float" office:value="11">
            <text:p text:style-name="Table_20_Contents">11</text:p>
          </table:table-cell>
          <table:table-cell table:style-name="Table2.B2" office:value-type="string">
            <text:p text:style-name="Table_20_Contents">ultra-simple.xml</text:p>
            <text:p text:style-name="Table_20_Contents">simple.xml</text:p>
            <text:p text:style-name="Table_20_Contents">standard.xml</text:p>
            <text:p text:style-name="Table_20_Contents">complex.xml</text:p>
          </table:table-cell>
          <table:table-cell table:style-name="Table2.B2" office:value-type="string">
            <text:p text:style-name="Table_20_Contents">Airports should all be fully visible regardless of resizing.</text:p>
          </table:table-cell>
          <table:table-cell table:style-name="Table2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</table:table-cell>
          <table:table-cell table:style-name="Table2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  <table:table-row>
          <table:table-cell table:style-name="Table2.A2" office:value-type="float" office:value="12">
            <text:p text:style-name="Table_20_Contents">12</text:p>
          </table:table-cell>
          <table:table-cell table:style-name="Table2.B2" office:value-type="string">
            <text:p text:style-name="Table_20_Contents">Markings</text:p>
            <text:p text:style-name="Table_20_Contents">-normal</text:p>
            <text:p text:style-name="Table_20_Contents">-approach direction switched</text:p>
            <text:p text:style-name="Table_20_Contents">Lights</text:p>
            <text:p text:style-name="Table_20_Contents">-normal</text:p>
            <text:p text:style-name="Table_20_Contents">-approach direction</text:p>
            <text:p text:style-name="Table_20_Contents">switched</text:p>
          </table:table-cell>
          <table:table-cell table:style-name="Table2.B2" office:value-type="string">
            <text:p text:style-name="Table_20_Contents">Appear in correct position on runway and flipped by 180 degrees when approach direction changed.</text:p>
          </table:table-cell>
          <table:table-cell table:style-name="Table2.B2" office:value-type="string">
            <text:p text:style-name="Table_20_Contents"/>
            <text:p text:style-name="Table_20_Contents">Pass</text:p>
            <text:p text:style-name="Table_20_Contents">Pass</text:p>
            <text:p text:style-name="Table_20_Contents"/>
            <text:p text:style-name="Table_20_Contents"/>
            <text:p text:style-name="Table_20_Contents">Pass</text:p>
            <text:p text:style-name="Table_20_Contents">Pass</text:p>
          </table:table-cell>
          <table:table-cell table:style-name="Table2.E2" office:value-type="string">
            <text:p text:style-name="Table_20_Contents"/>
            <text:p text:style-name="Table_20_Contents">-</text:p>
            <text:p text:style-name="Table_20_Contents">-</text:p>
            <text:p text:style-name="Table_20_Contents"/>
            <text:p text:style-name="Table_20_Contents"/>
            <text:p text:style-name="Table_20_Contents">-</text:p>
            <text:p text:style-name="Table_20_Contents">-</text:p>
          </table:table-cell>
        </table:table-row>
        <table:table-row>
          <table:table-cell table:style-name="Table2.A2" office:value-type="float" office:value="13">
            <text:p text:style-name="Table_20_Contents">13</text:p>
          </table:table-cell>
          <table:table-cell table:style-name="Table2.B2" office:value-type="string">
            <text:p text:style-name="Table_20_Contents">ultra-simple.xml</text:p>
            <text:p text:style-name="Table_20_Contents">simple.xml</text:p>
            <text:p text:style-name="Table_20_Contents">standard.xml</text:p>
            <text:p text:style-name="Table_20_Contents">complex.xml</text:p>
          </table:table-cell>
          <table:table-cell table:style-name="Table2.B2" office:value-type="string">
            <text:p text:style-name="Table_20_Contents">Airports still fully visible in the panel within the full GUI.</text:p>
          </table:table-cell>
          <table:table-cell table:style-name="Table2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</table:table-cell>
          <table:table-cell table:style-name="Table2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  <table:table-row>
          <table:table-cell table:style-name="Table2.A2" office:value-type="float" office:value="14">
            <text:p text:style-name="Table_20_Contents">14</text:p>
          </table:table-cell>
          <table:table-cell table:style-name="Table2.B2" office:value-type="string">
            <text:p text:style-name="Table_20_Contents">Keyboard +</text:p>
            <text:p text:style-name="Table_20_Contents"/>
            <text:p text:style-name="Table_20_Contents"/>
            <text:p text:style-name="Table_20_Contents"/>
            <text:p text:style-name="Table_20_Contents">Keyboard -</text:p>
            <text:p text:style-name="Table_20_Contents"><text:soft-page-break/>mouse-wheel forward</text:p>
            <text:p text:style-name="Table_20_Contents">mouse-wheel back</text:p>
          </table:table-cell>
          <table:table-cell table:style-name="Table2.B2" office:value-type="string">
            <text:p text:style-name="Table_20_Contents">Zoom on centre of screen</text:p>
            <text:p text:style-name="Table_20_Contents"/>
            <text:p text:style-name="Table_20_Contents"/>
            <text:p text:style-name="Table_20_Contents"/>
            <text:p text:style-name="Table_20_Contents">Zoom out from centre</text:p>
            <text:p text:style-name="Table_20_Contents"><text:soft-page-break/>Zoom on centre of screen</text:p>
            <text:p text:style-name="Table_20_Contents">Zoom out from centre</text:p>
          </table:table-cell>
          <table:table-cell table:style-name="Table2.B2" office:value-type="string">
            <text:p text:style-name="Table_20_Contents">Fail – when zooming on lower/upper half of screen, screen also pans up/down.</text:p>
            <text:p text:style-name="Table_20_Contents">Pass</text:p>
            <text:p text:style-name="Table_20_Contents"><text:soft-page-break/>Fail (same as above)</text:p>
            <text:p text:style-name="Table_20_Contents">Pass</text:p>
          </table:table-cell>
          <table:table-cell table:style-name="Table2.E2" office:value-type="string">
            <text:p text:style-name="Table_20_Contents">To be fixed.</text:p>
            <text:p text:style-name="Table_20_Contents"/>
            <text:p text:style-name="Table_20_Contents"/>
            <text:p text:style-name="Table_20_Contents"/>
            <text:p text:style-name="Table_20_Contents">-</text:p>
            <text:p text:style-name="Table_20_Contents"><text:soft-page-break/>Same as above.</text:p>
            <text:p text:style-name="Table_20_Contents">-</text:p>
          </table:table-cell>
        </table:table-row>
      </table:table>
      <text:p text:style-name="Text_20_body"/>
      <text:h text:style-name="Heading_20_2" text:outline-level="2">System Test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">ID</text:p>
          </table:table-cell>
          <table:table-cell table:style-name="Table4.A1" office:value-type="string">
            <text:p text:style-name="P1">Test Cases</text:p>
          </table:table-cell>
          <table:table-cell table:style-name="Table4.A1" office:value-type="string">
            <text:p text:style-name="P1">Expected Result</text:p>
          </table:table-cell>
          <table:table-cell table:style-name="Table4.A1" office:value-type="string">
            <text:p text:style-name="P1">Passed? (What was wrong otherwise)</text:p>
          </table:table-cell>
          <table:table-cell table:style-name="Table4.E1" office:value-type="string">
            <text:p text:style-name="P1">Measures taken to fix bug</text:p>
          </table:table-cell>
        </table:table-row>
        <table:table-row>
          <table:table-cell table:style-name="Table4.A2" office:value-type="float" office:value="15">
            <text:p text:style-name="Table_20_Contents">15</text:p>
          </table:table-cell>
          <table:table-cell table:style-name="Table4.B2" office:value-type="string">
            <text:p text:style-name="Table_20_Contents">Runway Designator</text:p>
            <text:p text:style-name="Table_20_Contents">-letter</text:p>
            <text:p text:style-name="Table_20_Contents"/>
            <text:p text:style-name="Table_20_Contents"/>
            <text:p text:style-name="Table_20_Contents"/>
            <text:p text:style-name="Table_20_Contents">Threshold</text:p>
            <text:p text:style-name="Table_20_Contents"/>
            <text:p text:style-name="Table_20_Contents"/>
            <text:p text:style-name="Table_20_Contents"/>
            <text:p text:style-name="Table_20_Contents">Edge</text:p>
            <text:p text:style-name="Table_20_Contents">Centreline</text:p>
            <text:p text:style-name="Table_20_Contents"/>
            <text:p text:style-name="Table_20_Contents"/>
            <text:p text:style-name="Table_20_Contents">Aiming Point</text:p>
            <text:p text:style-name="Table_20_Contents">Touchdown Zone</text:p>
            <text:p text:style-name="Table_20_Contents">Starter Extension</text:p>
            <text:p text:style-name="Table_20_Contents">Stopway</text:p>
            <text:p text:style-name="Table_20_Contents">Unusable Extension</text:p>
          </table:table-cell>
          <table:table-cell table:style-name="Table4.B2" office:value-type="string">
            <text:p text:style-name="Table_20_Contents">All markings match the coour and positions specified in CAP168/637. Still appear correctly when approach direction is changed.</text:p>
          </table:table-cell>
          <table:table-cell table:style-name="Table4.B2" office:value-type="string">
            <text:p text:style-name="Table_20_Contents">Pass</text:p>
            <text:p text:style-name="Table_20_Contents">Fail – for Visual categorization overlapped with number.</text:p>
            <text:p text:style-name="Table_20_Contents">Fail – did not lengthen to encorporate letter in Visual mode</text:p>
            <text:p text:style-name="Table_20_Contents">Pass</text:p>
            <text:p text:style-name="Table_20_Contents">Fail – offset is incorrect for Visual mode.</text:p>
            <text:p text:style-name="Table_20_Contents">Pass</text:p>
            <text:p text:style-name="Table_20_Contents">Pass</text:p>
            <text:p text:style-name="Table_20_Contents">Pass</text:p>
            <text:p text:style-name="Table_20_Contents">Not implemented yet</text:p>
            <text:p text:style-name="Table_20_Contents">Pass</text:p>
          </table:table-cell>
          <table:table-cell table:style-name="Table4.E2" office:value-type="string">
            <text:p text:style-name="Table_20_Contents">-</text:p>
            <text:p text:style-name="Table_20_Contents">Code fix.</text:p>
            <text:p text:style-name="Table_20_Contents"/>
            <text:p text:style-name="Table_20_Contents"/>
            <text:p text:style-name="Table_20_Contents"/>
            <text:p text:style-name="Table_20_Contents">Add a check to see whether a letter will be present and lengthen accordingly.</text:p>
            <text:p text:style-name="Table_20_Contents">-</text:p>
            <text:p text:style-name="Table_20_Contents">Amend the offset value.</text:p>
            <text:p text:style-name="Table_20_Contents"/>
            <text:p text:style-name="Table_20_Contents"/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  <table:table-row>
          <table:table-cell table:style-name="Table4.A2" office:value-type="float" office:value="16">
            <text:p text:style-name="Table_20_Contents">16</text:p>
          </table:table-cell>
          <table:table-cell table:style-name="Table4.B2" office:value-type="string">
            <text:p text:style-name="Table_20_Contents">Approach</text:p>
            <text:p text:style-name="Table_20_Contents">Splmntry. Approach</text:p>
            <text:p text:style-name="Table_20_Contents">PAPI</text:p>
            <text:p text:style-name="Table_20_Contents">- change angle</text:p>
            <text:p text:style-name="Table_20_Contents">Edge (Runway)</text:p>
            <text:p text:style-name="Table_20_Contents">-caution zone</text:p>
            <text:p text:style-name="Table_20_Contents">Edge (Stopway)</text:p>
            <text:p text:style-name="Table_20_Contents">Edge (Starter Ext.)</text:p>
            <text:p text:style-name="Table_20_Contents"/>
            <text:p text:style-name="Table_20_Contents"/>
            <text:p text:style-name="Table_20_Contents">Edge (Runway Exit)</text:p>
            <text:p text:style-name="Table_20_Contents">Threshold</text:p>
            <text:p text:style-name="Table_20_Contents">End</text:p>
            <text:p text:style-name="Table_20_Contents">Centreline</text:p>
            <text:p text:style-name="Table_20_Contents">Touchdown Zone</text:p>
            <text:p text:style-name="Table_20_Contents">Rapid Exit Taxiway</text:p>
          </table:table-cell>
          <table:table-cell table:style-name="Table4.B2" office:value-type="string">
            <text:p text:style-name="Table_20_Contents">All lights match the colour and positions specified in CAP168/637. Still appear correctly when approach direction is changed.</text:p>
            <text:p text:style-name="Table_20_Contents">Yellow lights appear on last 1/3 of runway for &lt; CATIII.</text:p>
            <text:p text:style-name="Table_20_Contents">Pre-threshold edge lights should always appear in the same place regardless of approach direction (stopway lights should only appear on approach).</text:p>
          </table:table-cell>
          <table:table-cell table:style-name="Table4.B2" office:value-type="string"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Fail – changed sides on change of approach direction.</text:p>
            <text:p text:style-name="Table_20_Contents">Not implemented yet</text:p>
            <text:p text:style-name="Table_20_Contents">Pass</text:p>
            <text:p text:style-name="Table_20_Contents">Pass</text:p>
            <text:p text:style-name="Table_20_Contents">Pass</text:p>
            <text:p text:style-name="Table_20_Contents">Pass</text:p>
            <text:p text:style-name="Table_20_Contents">Not implemented yet</text:p>
          </table:table-cell>
          <table:table-cell table:style-name="Table4.E2" office:value-type="string"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Small edit to drawing code to exclude it from rotation.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  <text:p text:style-name="Table_20_Contents">-</text:p>
          </table:table-cell>
        </table:table-row>
      </table:table>
      <text:list xml:id="list195830779" text:style-name="L3">
        <text:list-item>
          <text:p text:style-name="P3">At the time of testing, insufficient features are implemented to carry out tests 17, 18 and 19 (GUI components for changing the category, changing approach direction and toggling day/night have not yet been implemented).</text:p>
        </text:list-item>
      </text:list>
      <text:h text:style-name="Heading_20_2" text:outline-level="2"><text:soft-page-break/>User Acceptance Tes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ID</text:p>
          </table:table-cell>
          <table:table-cell table:style-name="Table5.A1" office:value-type="string">
            <text:p text:style-name="P1">Test Cases</text:p>
          </table:table-cell>
          <table:table-cell table:style-name="Table5.C1" office:value-type="string">
            <text:p text:style-name="P1">Expected Result</text:p>
          </table:table-cell>
        </table:table-row>
        <table:table-row>
          <table:table-cell table:style-name="Table5.A2" office:value-type="float" office:value="20">
            <text:p text:style-name="Table_20_Contents">20</text:p>
          </table:table-cell>
          <table:table-cell table:style-name="Table5.B2" office:value-type="string">
            <text:p text:style-name="Table_20_Contents">Load simple.apx</text:p>
            <text:p text:style-name="Table_20_Contents">Load complex.apx </text:p>
            <text:p text:style-name="Table_20_Contents">Load standard.apx</text:p>
            <text:p text:style-name="Table_20_Contents">Show approach direction option</text:p>
            <text:p text:style-name="Table_20_Contents">Demonstrate approach direction option</text:p>
            <text:p text:style-name="Table_20_Contents">Conceal all lights and markings</text:p>
            <text:p text:style-name="Table_20_Contents">Demonstrate markings/lights for Non-Precision</text:p>
            <text:p text:style-name="Table_20_Contents">Demonstrate markings/lights for CAT IIIC</text:p>
            <text:p text:style-name="Table_20_Contents">Demonstrate lights and markings of taxiways</text:p>
            <text:p text:style-name="Table_20_Contents">Demonstrate lights and markings on stands</text:p>
          </table:table-cell>
          <table:table-cell table:style-name="Table5.C2" office:value-type="string">
            <text:p text:style-name="Table_20_Contents">Airport loads successfully and is displayed</text:p>
            <text:p text:style-name="Table_20_Contents">Airport loads successfully and is displayed</text:p>
            <text:p text:style-name="Table_20_Contents">Airport loads successfully and is displayed</text:p>
            <text:p text:style-name="Table_20_Contents">-</text:p>
            <text:p text:style-name="Table_20_Contents">Approach direction changes for runway selected</text:p>
            <text:p text:style-name="Table_20_Contents">Lights and markings disappear</text:p>
            <text:p text:style-name="Table_20_Contents">Lights/markings appear conforming to CAP168</text:p>
            <text:p text:style-name="Table_20_Contents">Lights/markings appear conforming to CAP168</text:p>
            <text:p text:style-name="Table_20_Contents">Taxiway light appear conforming to CAP168</text:p>
            <text:p text:style-name="Table_20_Contents">(Not implemented, cannot demonstrate)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5T11:40:18</meta:creation-date>
    <dc:date>2011-05-11T19:43:09</dc:date>
    <meta:editing-duration>PT61H05M11S</meta:editing-duration>
    <meta:editing-cycles>127</meta:editing-cycles>
    <meta:generator>OpenOffice.org/3.2$Unix OpenOffice.org_project/320m18$Build-9502</meta:generator>
    <meta:document-statistic meta:table-count="5" meta:image-count="0" meta:object-count="0" meta:page-count="6" meta:paragraph-count="520" meta:word-count="1505" meta:character-count="8550"/>
  </office:meta>
</office:document-meta>
</file>